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232e7" officeooo:paragraph-rsid="000232e7"/>
    </style:style>
    <style:style style:name="P2" style:family="paragraph" style:parent-style-name="Standard">
      <style:text-properties officeooo:rsid="0005e388" officeooo:paragraph-rsid="0005e388"/>
    </style:style>
    <style:style style:name="P3" style:family="paragraph" style:parent-style-name="Standard">
      <style:text-properties officeooo:rsid="00069a1e" officeooo:paragraph-rsid="00069a1e"/>
    </style:style>
    <style:style style:name="P4" style:family="paragraph" style:parent-style-name="Standard">
      <style:text-properties officeooo:rsid="000b58aa" officeooo:paragraph-rsid="000b58aa"/>
    </style:style>
    <style:style style:name="T1" style:family="text">
      <style:text-properties officeooo:rsid="00069a1e"/>
    </style:style>
    <style:style style:name="T2" style:family="text">
      <style:text-properties officeooo:rsid="000a6d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 paragrap2( KDD cup 99.....), specify whether it is binary classification or not write it as a limitation.</text:p>
      <text:p text:style-name="P1"/>
      <text:p text:style-name="P1">2. In all the paragraph written word is “In this paper ” change it to the author name.</text:p>
      <text:p text:style-name="P1"/>
      <text:p text:style-name="P2">3. The paper 4 CNN mention the score of multiclass classification for RNN model binary and Multiclass both. <text:span text:style-name="T1">In this paper the model only detects 3 different types of DoS attack which doesn’t fully compy with all attack types in multiclass classification. Mainly because the samples are less so they fear that the accuracy will decrease for other attack types. Mention this, as this is one of the paper which can challenge our paper in terms of average accuracy. Mention this as a limitation that the CNN fails when they have low samples but high enough to use it with other networks.</text:span></text:p>
      <text:p text:style-name="P2"/>
      <text:p text:style-name="P3">4. <text:span text:style-name="T2">for CCTAV paper mention the computational complexity.</text:span></text:p>
      <text:p text:style-name="P3"/>
      <text:p text:style-name="P4">5. The last paragragh is unclear it seems like you are trying to say something in relation to efficiency of the network but it is not clear. Need to include the point that using large network such as BLSTM and CNN will consume more power in the sensor network and will take some n value of time so we need to <text:s/>highlight the point that if we have effiently deploy AI and ML networks for detecting DoS Cyberthreats then we need a efficient network which we currently don’t ha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9T10:52:00.103709161</meta:creation-date>
    <dc:date>2020-06-19T11:29:32.500106986</dc:date>
    <meta:editing-duration>PT37M33S</meta:editing-duration>
    <meta:editing-cycles>7</meta:editing-cycles>
    <meta:generator>LibreOffice/6.0.7.3$Linux_X86_64 LibreOffice_project/00m0$Build-3</meta:generator>
    <meta:document-statistic meta:table-count="0" meta:image-count="0" meta:object-count="0" meta:page-count="1" meta:paragraph-count="5" meta:word-count="236" meta:character-count="1312" meta:non-whitespace-character-count="1080"/>
  </office:meta>
</office:document-meta>
</file>